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69a2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0.2cm" svg:height="0.469cm" svg:x="0cm" svg:y="1.35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69cm" svg:x="0cm" svg:y="1.35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2cm" svg:height="0.469cm" svg:x="0cm" svg:y="1.35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2cm" svg:height="0.469cm" svg:x="0cm" svg:y="0.45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0.2cm" svg:height="0.469cm" svg:x="0cm" svg:y="0.45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0.2cm" svg:height="0.469cm" svg:x="0cm" svg:y="0.45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5" calcext:value-type="float">
            <text:p>0,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1.4" calcext:value-type="float">
            <text:p>381,4</text:p>
          </table:table-cell>
          <table:table-cell office:value-type="float" office:value="243.9" calcext:value-type="float">
            <text:p>243,9</text:p>
          </table:table-cell>
          <table:table-cell office:value-type="float" office:value="64.1" calcext:value-type="float">
            <text:p>64,1</text:p>
          </table:table-cell>
          <table:table-cell office:value-type="float" office:value="55.4" calcext:value-type="float">
            <text:p>55,4</text:p>
          </table:table-cell>
          <table:table-cell office:value-type="float" office:value="49.4" calcext:value-type="float">
            <text:p>49,4</text:p>
          </table:table-cell>
          <table:table-cell office:value-type="float" office:value="51.7" calcext:value-type="float">
            <text:p>51,7</text:p>
          </table:table-cell>
          <table:table-cell office:value-type="float" office:value="47.8" calcext:value-type="float">
            <text:p>47,8</text:p>
          </table:table-cell>
          <table:table-cell office:value-type="float" office:value="64.6" calcext:value-type="float">
            <text:p>64,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70" calcext:value-type="float">
            <text:p>370</text:p>
          </table:table-cell>
          <table:table-cell office:value-type="float" office:value="370.5" calcext:value-type="float">
            <text:p>370,5</text:p>
          </table:table-cell>
          <table:table-cell office:value-type="float" office:value="378.7" calcext:value-type="float">
            <text:p>378,7</text:p>
          </table:table-cell>
          <table:table-cell office:value-type="float" office:value="338.1" calcext:value-type="float">
            <text:p>338,1</text:p>
          </table:table-cell>
          <table:table-cell office:value-type="float" office:value="293.1" calcext:value-type="float">
            <text:p>293,1</text:p>
          </table:table-cell>
          <table:table-cell office:value-type="float" office:value="283.9" calcext:value-type="float">
            <text:p>283,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.6" calcext:value-type="float">
            <text:p>317,6</text:p>
          </table:table-cell>
          <table:table-cell office:value-type="float" office:value="175.8" calcext:value-type="float">
            <text:p>175,8</text:p>
          </table:table-cell>
          <table:table-cell office:value-type="float" office:value="47.3" calcext:value-type="float">
            <text:p>47,3</text:p>
          </table:table-cell>
          <table:table-cell office:value-type="float" office:value="33.5" calcext:value-type="float">
            <text:p>33,5</text:p>
          </table:table-cell>
          <table:table-cell office:value-type="float" office:value="30.2" calcext:value-type="float">
            <text:p>30,2</text:p>
          </table:table-cell>
          <table:table-cell office:value-type="float" office:value="28.7" calcext:value-type="float">
            <text:p>28,7</text:p>
          </table:table-cell>
          <table:table-cell office:value-type="float" office:value="33.2" calcext:value-type="float">
            <text:p>33,2</text:p>
          </table:table-cell>
          <table:table-cell office:value-type="float" office:value="48.8" calcext:value-type="float">
            <text:p>48,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.6" calcext:value-type="float">
            <text:p>291,6</text:p>
          </table:table-cell>
          <table:table-cell office:value-type="float" office:value="175.9" calcext:value-type="float">
            <text:p>175,9</text:p>
          </table:table-cell>
          <table:table-cell office:value-type="float" office:value="42.4" calcext:value-type="float">
            <text:p>42,4</text:p>
          </table:table-cell>
          <table:table-cell office:value-type="float" office:value="34.6" calcext:value-type="float">
            <text:p>34,6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32.5" calcext:value-type="float">
            <text:p>32,5</text:p>
          </table:table-cell>
          <table:table-cell office:value-type="float" office:value="49.2" calcext:value-type="float">
            <text:p>49,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8.2" calcext:value-type="float">
            <text:p>338,2</text:p>
          </table:table-cell>
          <table:table-cell office:value-type="float" office:value="185.5" calcext:value-type="float">
            <text:p>185,5</text:p>
          </table:table-cell>
          <table:table-cell office:value-type="float" office:value="45.4" calcext:value-type="float">
            <text:p>45,4</text:p>
          </table:table-cell>
          <table:table-cell office:value-type="float" office:value="35" calcext:value-type="float">
            <text:p>35</text:p>
          </table:table-cell>
          <table:table-cell office:value-type="float" office:value="29.1" calcext:value-type="float">
            <text:p>29,1</text:p>
          </table:table-cell>
          <table:table-cell table:style-name="ce2" office:value-type="float" office:value="23.6" calcext:value-type="float">
            <text:p>23,6</text:p>
          </table:table-cell>
          <table:table-cell table:style-name="ce3" office:value-type="float" office:value="26.4" calcext:value-type="float">
            <text:p>26,4</text:p>
          </table:table-cell>
          <table:table-cell office:value-type="float" office:value="41.5" calcext:value-type="float">
            <text:p>41,5</text:p>
          </table:table-cell>
          <table:table-cell table:style-name="ce3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.6" calcext:value-type="float">
            <text:p>335,6</text:p>
          </table:table-cell>
          <table:table-cell office:value-type="float" office:value="208.5" calcext:value-type="float">
            <text:p>208,5</text:p>
          </table:table-cell>
          <table:table-cell office:value-type="float" office:value="49" calcext:value-type="float">
            <text:p>49</text:p>
          </table:table-cell>
          <table:table-cell office:value-type="float" office:value="36.1" calcext:value-type="float">
            <text:p>36,1</text:p>
          </table:table-cell>
          <table:table-cell office:value-type="float" office:value="30.2" calcext:value-type="float">
            <text:p>30,2</text:p>
          </table:table-cell>
          <table:table-cell table:style-name="ce2" office:value-type="float" office:value="23.1" calcext:value-type="float">
            <text:p>23,1</text:p>
          </table:table-cell>
          <table:table-cell table:style-name="ce3" office:value-type="float" office:value="25.9" calcext:value-type="float">
            <text:p>25,9</text:p>
          </table:table-cell>
          <table:table-cell office:value-type="float" office:value="36.3" calcext:value-type="float">
            <text:p>36,3</text:p>
          </table:table-cell>
          <table:table-cell table:style-name="ce3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3.9" calcext:value-type="float">
            <text:p>413,9</text:p>
          </table:table-cell>
          <table:table-cell office:value-type="float" office:value="248.1" calcext:value-type="float">
            <text:p>248,1</text:p>
          </table:table-cell>
          <table:table-cell office:value-type="float" office:value="54.1" calcext:value-type="float">
            <text:p>54,1</text:p>
          </table:table-cell>
          <table:table-cell office:value-type="float" office:value="39.6" calcext:value-type="float">
            <text:p>39,6</text:p>
          </table:table-cell>
          <table:table-cell office:value-type="float" office:value="33.2" calcext:value-type="float">
            <text:p>33,2</text:p>
          </table:table-cell>
          <table:table-cell table:style-name="ce2" office:value-type="float" office:value="23.9" calcext:value-type="float">
            <text:p>23,9</text:p>
          </table:table-cell>
          <table:table-cell table:style-name="ce2" office:value-type="float" office:value="23.8" calcext:value-type="float">
            <text:p>23,8</text:p>
          </table:table-cell>
          <table:table-cell office:value-type="float" office:value="29.8" calcext:value-type="float">
            <text:p>29,8</text:p>
          </table:table-cell>
          <table:table-cell table:style-name="ce3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.5" calcext:value-type="float">
            <text:p>448,5</text:p>
          </table:table-cell>
          <table:table-cell office:value-type="float" office:value="392.6" calcext:value-type="float">
            <text:p>392,6</text:p>
          </table:table-cell>
          <table:table-cell office:value-type="float" office:value="90" calcext:value-type="float">
            <text:p>90</text:p>
          </table:table-cell>
          <table:table-cell office:value-type="float" office:value="63.7" calcext:value-type="float">
            <text:p>63,7</text:p>
          </table:table-cell>
          <table:table-cell office:value-type="float" office:value="49.8" calcext:value-type="float">
            <text:p>49,8</text:p>
          </table:table-cell>
          <table:table-cell office:value-type="float" office:value="34.2" calcext:value-type="float">
            <text:p>34,2</text:p>
          </table:table-cell>
          <table:table-cell office:value-type="float" office:value="26.5" calcext:value-type="float">
            <text:p>26,5</text:p>
          </table:table-cell>
          <table:table-cell table:style-name="ce2" office:value-type="float" office:value="24.3" calcext:value-type="float">
            <text:p>24,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2:08:34.0769015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41:46.936583916</meta:creation-date>
    <dc:date>2023-03-20T12:09:29.185974355</dc:date>
    <meta:editing-duration>P5DT8M41S</meta:editing-duration>
    <meta:editing-cycles>51</meta:editing-cycles>
    <meta:generator>LibreOffice/6.4.7.2$Linux_X86_64 LibreOffice_project/40$Build-2</meta:generator>
    <meta:document-statistic meta:table-count="1" meta:cell-count="81" meta:object-count="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